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44pt" style:font-size-asian="44pt" style:font-size-complex="44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14pt" style:font-size-asian="14pt" style:font-size-complex="14pt"/>
    </style:style>
    <style:style style:name="P4" style:family="paragraph" style:parent-style-name="Standard">
      <style:paragraph-properties fo:text-align="justify" style:justify-single-word="false"/>
      <style:text-properties fo:font-size="14pt" style:font-size-asian="14pt" style:font-size-complex="14pt"/>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6" style:family="paragraph" style:parent-style-name="Standard">
      <style:paragraph-properties fo:text-align="justify" style:justify-single-word="false"/>
      <style:text-properties fo:font-size="14pt" style:text-underline-style="solid" style:text-underline-width="auto" style:text-underline-color="font-color" style:font-size-asian="14pt" style:font-size-complex="14pt"/>
    </style:style>
    <style:style style:name="P7" style:family="paragraph" style:parent-style-name="Standard">
      <style:paragraph-properties fo:text-align="start" style:justify-single-word="false"/>
      <style:text-properties fo:font-size="14pt" style:text-underline-style="none" style:font-size-asian="14pt" style:font-size-complex="14pt"/>
    </style:style>
    <style:style style:name="P8" style:family="paragraph" style:parent-style-name="Standard">
      <style:paragraph-properties fo:text-align="justify" style:justify-single-word="false"/>
      <style:text-properties fo:font-size="14pt" style:text-underline-style="none" style:font-size-asian="14pt" style:font-size-complex="14pt"/>
    </style:style>
    <style:style style:name="P9" style:family="paragraph" style:parent-style-name="Standard">
      <style:paragraph-properties fo:text-align="justify" style:justify-single-word="false" fo:break-before="page"/>
      <style:text-properties fo:font-size="14pt" style:font-size-asian="14pt" style:font-size-complex="14pt"/>
    </style:style>
    <style:style style:name="P10" style:family="paragraph" style:parent-style-name="Standard">
      <style:paragraph-properties fo:text-align="justify" style:justify-single-word="false" fo:break-before="page"/>
      <style:text-properties fo:font-size="14pt" style:text-underline-style="none" style:font-size-asian="14pt" style:font-size-complex="14pt"/>
    </style:style>
    <style:style style:name="P11" style:family="paragraph" style:parent-style-name="Standard" style:list-style-name="L1">
      <style:paragraph-properties fo:text-align="justify" style:justify-single-word="false"/>
      <style:text-properties fo:font-size="14pt" style:font-size-asian="14pt" style:font-size-complex="14pt"/>
    </style:style>
    <style:style style:name="P12" style:family="paragraph" style:parent-style-name="Standard" style:list-style-name="L2">
      <style:paragraph-properties fo:text-align="justify" style:justify-single-word="false"/>
      <style:text-properties fo:font-size="14pt" style:font-size-asian="14pt" style:font-size-complex="14pt"/>
    </style:style>
    <style:style style:name="P13" style:family="paragraph" style:parent-style-name="Standard" style:list-style-name="L3">
      <style:paragraph-properties fo:text-align="justify" style:justify-single-word="false"/>
      <style:text-properties fo:font-size="14pt" style:font-size-asian="14pt" style:font-size-complex="14pt"/>
    </style:style>
    <style:style style:name="P14" style:family="paragraph" style:parent-style-name="Standard" style:list-style-name="L4">
      <style:paragraph-properties fo:text-align="justify" style:justify-single-word="false"/>
      <style:text-properties fo:font-size="14pt" style:font-size-asian="14pt" style:font-size-complex="14pt"/>
    </style:style>
    <style:style style:name="P15" style:family="paragraph" style:parent-style-name="Standard">
      <style:paragraph-properties fo:text-align="justify" style:justify-single-word="false"/>
      <style:text-properties fo:font-size="14pt" style:text-underline-style="none" style:font-size-asian="14pt" style:font-size-complex="14pt"/>
    </style:style>
    <style:style style:name="P16" style:family="paragraph" style:parent-style-name="Standard" style:list-style-name="L5">
      <style:paragraph-properties fo:text-align="justify" style:justify-single-word="false"/>
      <style:text-properties fo:font-size="14pt" style:text-underline-style="none" style:font-size-asian="14pt" style:font-size-complex="14pt"/>
    </style:style>
    <style:style style:name="P17" style:family="paragraph" style:parent-style-name="Standard" style:list-style-name="L6">
      <style:paragraph-properties fo:text-align="justify" style:justify-single-word="false"/>
      <style:text-properties fo:font-size="14pt" style:text-underline-style="none" style:font-size-asian="14pt" style:font-size-complex="14pt"/>
    </style:style>
    <style:style style:name="P18" style:family="paragraph" style:parent-style-name="Standard" style:list-style-name="L7">
      <style:paragraph-properties fo:text-align="justify" style:justify-single-word="false"/>
      <style:text-properties fo:font-size="14pt" style:text-underline-style="none" style:font-size-asian="14pt" style:font-size-complex="14pt"/>
    </style:style>
    <style:style style:name="P19" style:family="paragraph" style:parent-style-name="Standard" style:list-style-name="L8">
      <style:paragraph-properties fo:text-align="justify" style:justify-single-word="false"/>
      <style:text-properties fo:font-size="14pt" style:text-underline-style="none" style:font-size-asian="14pt" style:font-size-complex="14pt"/>
    </style:style>
    <style:style style:name="P20" style:family="paragraph" style:parent-style-name="Standard" style:list-style-name="L9">
      <style:paragraph-properties fo:text-align="justify" style:justify-single-word="false"/>
      <style:text-properties fo:font-size="14pt" style:text-underline-style="none" style:font-size-asian="14pt" style:font-size-complex="14pt"/>
    </style:style>
    <style:style style:name="P21" style:family="paragraph" style:parent-style-name="Standard" style:list-style-name="L10">
      <style:paragraph-properties fo:text-align="justify" style:justify-single-word="false"/>
      <style:text-properties fo:font-size="14pt" style:text-underline-style="none" style:font-size-asian="14pt" style:font-size-complex="14pt"/>
    </style:style>
    <style:style style:name="P22" style:family="paragraph" style:parent-style-name="Standard" style:list-style-name="L11">
      <style:paragraph-properties fo:text-align="justify" style:justify-single-word="false"/>
      <style:text-properties fo:font-size="14pt" style:text-underline-style="none" style:font-size-asian="14pt" style:font-size-complex="14pt"/>
    </style:style>
    <style:style style:name="P23" style:family="paragraph" style:parent-style-name="Standard" style:list-style-name="L12">
      <style:paragraph-properties fo:text-align="justify" style:justify-single-word="false"/>
      <style:text-properties fo:font-size="14pt" style:text-underline-style="none" style:font-size-asian="14pt" style:font-size-complex="14pt"/>
    </style:style>
    <style:style style:name="P24" style:family="paragraph" style:parent-style-name="Standard" style:list-style-name="L7">
      <style:paragraph-properties fo:text-align="justify" style:justify-single-word="false"/>
    </style:style>
    <style:style style:name="T1" style:family="text">
      <style:text-properties fo:font-size="14pt" style:text-underline-style="none" style:font-size-asian="14pt" style:font-size-complex="14pt"/>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PROJET 2 :</text:p>
      <text:p text:style-name="P2"/>
      <text:p text:style-name="P2">Transformer une maquette en site web</text:p>
      <text:p text:style-name="P2"/>
      <text:p text:style-name="P3"><text:tab/></text:p>
      <text:p text:style-name="P9"><text:tab/>La société BOOKI souhaite proposer aux voyageurs des hébergements et des activités en leur permettant d'accéder à une grande sélection de lieux et de séjours partout dans le monde. Elle nous confie la responsabilité de mettre en place un site internet responsive c'est-à-dire consultable quelque soit la taille de l'écran du visiteur.</text:p>
      <text:p text:style-name="P4"/>
      <text:p text:style-name="P4">Sur la base des éléments qui m'ont été adressé j'ai réalisé le prototype de l'intégration de la maquette et pour cela j'ai effectué : <text:s/></text:p>
      <text:list xml:id="list8475734875048178090" text:style-name="L1">
        <text:list-item>
          <text:list>
            <text:list-item>
              <text:p text:style-name="P11">une analyse profonde de la maquette,</text:p>
            </text:list-item>
            <text:list-item>
              <text:p text:style-name="P11">un découpage sur papier de manière simple et détaillé, </text:p>
            </text:list-item>
            <text:list-item>
              <text:p text:style-name="P11">une définition des parties stratégiques de la page html,</text:p>
            </text:list-item>
            <text:list-item>
              <text:p text:style-name="P11">une structure html claire. </text:p>
            </text:list-item>
          </text:list>
        </text:list-item>
      </text:list>
      <text:p text:style-name="P4"/>
      <text:p text:style-name="P4"><text:tab/>Voici mes rendus visuels : </text:p>
      <text:p text:style-name="P4"/>
      <text:p text:style-name="P4"><text:tab/><text:span text:style-name="T2">En ce qui concerne la partie desktop :</text:span></text:p>
      <text:p text:style-name="P4"/>
      <text:p text:style-name="P4"><text:s/><text:tab/>J'ai travaillé avec précision pour me rapprocher au maximum de la maquette et pour rester cohérente avec les attentes du client, j'ai respecté le cahier des charges et les spécifications techniques : </text:p>
      <text:list xml:id="list3316500084651112314" text:style-name="L2">
        <text:list-item>
          <text:p text:style-name="P12">les textes Hébergements et Activités situés dans le HEADER sont également des liens qui mènent respectivement aux parties Hébergements à Marseille et Activités à Marseille, <text:s/></text:p>
        </text:list-item>
        <text:list-item>
          <text:p text:style-name="P12">une barre apparaît au dessus au survol, </text:p>
        </text:list-item>
        <text:list-item>
          <text:p text:style-name="P12">le champs de recherche non fonctionnel mais englobé dans un formulaire et le bouton change d'apparence au survol, <text:s/></text:p>
        </text:list-item>
        <text:list-item>
          <text:p text:style-name="P12">les filtres ne sont pas fonctionnels mais changent d'apparence au survol,</text:p>
        </text:list-item>
        <text:list-item>
          <text:p text:style-name="P12">chaque carte image est cliquable dans son intégralité : ce sont des liens, </text:p>
        </text:list-item>
        <text:list-item>
          <text:p text:style-name="P12">la couleur de la charte est respectée (un gris clair et un bleu électrique)</text:p>
        </text:list-item>
        <text:list-item>
          <text:p text:style-name="P12">la police Raleway a été utilisée à partir de Google Font, </text:p>
        </text:list-item>
        <text:list-item>
          <text:p text:style-name="P12">FONTAWESON pour les icones, </text:p>
        </text:list-item>
        <text:list-item>
          <text:p text:style-name="P12">Flexbox, le modèle des boîtes pour l'agencement des éléments de la page. </text:p>
        </text:list-item>
      </text:list>
      <text:p text:style-name="P4"/>
      <text:p text:style-name="P4"><text:tab/>Puisqu'il s'agit d'un site web responsive, le site doit être réalisée pour être consultable également sur tablette et mobile.</text:p>
      <text:p text:style-name="P4"/>
      <text:p text:style-name="P4"><text:tab/><text:span text:style-name="T2">Pour la version tablette :</text:span></text:p>
      <text:p text:style-name="P4"><text:s/></text:p>
      <text:p text:style-name="P4"><text:tab/>Aucune contrainte particulière juste une adaptation libre et cohérente avec le modèle desktop : </text:p>
      <text:list xml:id="list7169362756283712896" text:style-name="L3">
        <text:list-item>
          <text:p text:style-name="P13">le titre est au milieu, </text:p>
        </text:list-item>
        <text:list-item>
          <text:p text:style-name="P13">le bouton de recherche est un icône, </text:p>
        </text:list-item>
        <text:list-item>
          <text:p text:style-name="P13">la partie populaire se retrouve au dessus de la partie hébergement, </text:p>
        </text:list-item>
        <text:list-item>
          <text:p text:style-name="P13">les cartes de la partie « Activités à Marseille » ont la même taille. </text:p>
        </text:list-item>
      </text:list>
      <text:p text:style-name="P4"/>
      <text:p text:style-name="P4"><text:soft-page-break/><text:tab/>La version tablette est un mélange entre la version desktop et la version mobile. </text:p>
      <text:p text:style-name="P4"/>
      <text:p text:style-name="P4"><text:tab/>Enfin, concernant la version mobile, quelques adaptations étaient à prévoir. Il y avaient des spécifications techniques à respecter : </text:p>
      <text:p text:style-name="P4"/>
      <text:list xml:id="list5210697206829589293" text:style-name="L4">
        <text:list-item>
          <text:p text:style-name="P14">la barre du menu de navigation se retrouve en bas contrairement au desktop où elle est au-dessus, </text:p>
        </text:list-item>
        <text:list-item>
          <text:p text:style-name="P14">le bouton recherche est un icône, une loupe contrairement au modèle desktop où il s'agit d'un texte, </text:p>
        </text:list-item>
        <text:list-item>
          <text:p text:style-name="P14">les border-radius des cartes sont plus importants que ceux du desktop, </text:p>
        </text:list-item>
        <text:list-item>
          <text:p text:style-name="P14">la partie « les plus populaire apparaît avant la partie « Hébergement à Marseille », </text:p>
        </text:list-item>
      </text:list>
      <text:p text:style-name="P4"/>
      <text:p text:style-name="P4"><text:tab/>Pour parvenir à ces résultats, j'ai commencer par implémenter mon code HTML. </text:p>
      <text:p text:style-name="P4"/>
      <text:p text:style-name="P6">Présentation de la structure du code HTML</text:p>
      <text:p text:style-name="P6"/>
      <text:p text:style-name="P8"><text:tab/>J'ai tout d'abord organisé mon environnement de travail, en téléchargeant l'éditeur de texte Visual Studio code et en créant un dossier dans lequel il y a : </text:p>
      <text:list xml:id="list482330778546488314" text:style-name="L5">
        <text:list-item>
          <text:list>
            <text:list-header>
              <text:p text:style-name="P16">- un dossier images, </text:p>
              <text:p text:style-name="P16">- un dossier css (fichier css et fichier normalize), </text:p>
              <text:p text:style-name="P16">- et mon fichier index.html. </text:p>
            </text:list-header>
          </text:list>
        </text:list-item>
      </text:list>
      <text:p text:style-name="P8"/>
      <text:p text:style-name="P8"><text:tab/>J'ai commencé par implémenter tous les éléments indispensables d'une page html5 : <text:tab/></text:p>
      <text:list xml:id="list3138239172813387324" text:style-name="L6">
        <text:list-item>
          <text:p text:style-name="P17">le DOCTYPE HTML, qui indique que c'est une page HTML, </text:p>
        </text:list-item>
        <text:list-item>
          <text:p text:style-name="P17">balise &lt;html&gt;, la première ouverte et la dernière fermée représente la racine d'une page html. Tous les éléments sont des descendants de cet éléments. </text:p>
        </text:list-item>
        <text:list-item>
          <text:p text:style-name="P17">balise &lt;head&gt; qui fournit les informations générales, le titre, les liens vers les feuilles de styles etc...</text:p>
        </text:list-item>
        <text:list-item>
          <text:p text:style-name="P17">balise&lt;body&gt; qui contient tous le projet. </text:p>
        </text:list-item>
      </text:list>
      <text:p text:style-name="P8"/>
      <text:p text:style-name="P8"><text:tab/>Le fait d'avoir découper la maquette permet d'établir efficacement l'emplacement des balises sémantiques. Les balises sémantiques donnent des <text:s/>indication sur le contenu des parties qu'elles entourent : <text:s/></text:p>
      <text:p text:style-name="P8"/>
      <text:list xml:id="list8458629611359544455" text:style-name="L7">
        <text:list-item>
          <text:p text:style-name="P18">En haut de la page « l'en-tête » : le HEADER dans laquel on retrouve en principe le logo du site une balise &lt;nav&gt; contenant le menu de navigation permettant de naviguer sur plusieurs pages ou plusieurs sections d'une même page.</text:p>
        </text:list-item>
      </text:list>
      <text:p text:style-name="P8"/>
      <text:list xml:id="list366091061" text:continue-numbering="true" text:style-name="L7">
        <text:list-item>
          <text:p text:style-name="P24"><text:span text:style-name="T1">Ensuite, le contenu principal de la page suit le HEADER et est englobé dans une balise &lt;MAIN&gt;. La balise MAIN contient les parties </text:span><text:soft-page-break/><text:span text:style-name="T1">principales du site. Ce conteneur peut contenir plusieurs sections. <text:s/>«</text:span></text:p>
        </text:list-item>
      </text:list>
      <text:p text:style-name="P8"/>
      <text:list xml:id="list620068708" text:continue-numbering="true" text:style-name="L7">
        <text:list-item>
          <text:p text:style-name="P18">En fin, le pieds de page contenu dans la balise FOOTER.</text:p>
        </text:list-item>
      </text:list>
      <text:p text:style-name="P8"><text:tab/>La balise &lt;Footer&gt; permet de fermer le site avec clarté et qui propose des rubriques importantes telles que les mentions légales ou des liens pouvant être utiles au visiteur.</text:p>
      <text:p text:style-name="P8"/>
      <text:p text:style-name="P8"><text:tab/>Dans le cadre de mon projet ma page est divisé en 3 grandes parties : </text:p>
      <text:p text:style-name="P8"/>
      <text:p text:style-name="P8"><text:tab/>Le HEADER contient : </text:p>
      <text:p text:style-name="P8"/>
      <text:list xml:id="list4716175302530659163" text:style-name="L8">
        <text:list-item>
          <text:p text:style-name="P19">le logo Booki intégré via le HTML grâce à la balise &lt;img/&gt; et l'attribut src qui indique le chemin de la photo qui situé dans mon dossier images.</text:p>
        </text:list-item>
        <text:list-item>
          <text:p text:style-name="P19">Et le menu navigation. </text:p>
          <text:p text:style-name="P19"/>
          <text:p text:style-name="P19">Que j'ai englobé dans une grande div, un conteneur que j'ai nommé « logo_navigation ». Les mettre dans une même balise permet de gérer leur agencement et de les avoir sur la même ligne plus tard grâce au css. </text:p>
        </text:list-item>
      </text:list>
      <text:p text:style-name="P8"/>
      <text:p text:style-name="P8"><text:tab/>On retrouve également un autre grand conteneur contient le grand titre de la page, le champs de recherche. </text:p>
      <text:p text:style-name="P8"/>
      <text:p text:style-name="P8"><text:tab/>Et une autre (div) englobe la partie relative aux filtres. Chaque filtre est en faite un conteneur composé deux div : une pour l'icone et une autre pour le texte.</text:p>
      <text:p text:style-name="P8"/>
      <text:p text:style-name="P8"><text:tab/>J'ai découpé la balise MAIN de ma page en 3 grandes sections correspondant aux parties « Hébergements à Marseille, les plus populaires et Activités à Marseille ». </text:p>
      <text:p text:style-name="P8"/>
      <text:p text:style-name="P8"><text:tab/>Et ces sections sont divisés en plusieurs blocs : </text:p>
      <text:list xml:id="list6496144700422620763" text:style-name="L9">
        <text:list-item>
          <text:list>
            <text:list-item>
              <text:p text:style-name="P20">le premier bloc englobe les éléments hébergement à Marseille et les plus populaires</text:p>
            </text:list-item>
            <text:list-item>
              <text:p text:style-name="P20">le second englobe essentiellement la partie Activités à Marseille, une partie assez complexe. <text:s/></text:p>
            </text:list-item>
          </text:list>
        </text:list-item>
      </text:list>
      <text:p text:style-name="P8"/>
      <text:p text:style-name="P8"><text:tab/>Une fois que j'ai organisé mes sections j'ai inséré les images relatives à chaque partie dans un grand conteneur nommé structurecarte, lui meme englobé dans une balise &lt;a&gt; qui signifie qu'il s'agit d'un lien. Ma div structurecarte est divisée en deux div principale contenant pour l'une l'image et l'autre le texte ainsi que les étoiles. J'ai repété cette action autant qu'il y a de carte sur ma page. <text:s/></text:p>
      <text:p text:style-name="P8"/>
      <text:p text:style-name="P8"><text:tab/>Et enfin, mon footer est divisé en trois grandes div qui contiennent chacune plusieurs liens et dont l'agencement sera géré par le Css. </text:p>
      <text:p text:style-name="P8"/>
      <text:p text:style-name="P8"><text:tab/></text:p>
      <text:p text:style-name="P10"><text:tab/>Pour avoir un aperçu de ma structure HTML, je double clique sur mon ficher et mon navigateur web transforme le code source en page visible à l'écran. Et à ce moment la j'ai pas de mise en page pour cela il me faut élaborer mon code CSS. </text:p>
      <text:p text:style-name="P8"/>
      <text:p text:style-name="P5">Structure du code CSS </text:p>
      <text:p text:style-name="P6"/>
      <text:p text:style-name="P8"><text:tab/>Le Css me permet de mettre en forme ma page HTML. Il décrit la présentation.</text:p>
      <text:p text:style-name="P8"/>
      <text:p text:style-name="P8"><text:tab/>Dans le head de mon code HTML, j'ai ajouté des élements link c'est à dire des liens qui définissent la relation entre mon code source et un document externe. C'est le cas pour mon fichier css et mon fichier normalize. </text:p>
      <text:p text:style-name="P8"/>
      <text:p text:style-name="P8"><text:tab/>J'ai définit la police, les couleurs, les tailles, les longueurs et largeurs, les marges intérieures et exterieures de mes éléments grâce au CSS et nombreuses propriétés dont il dispose. </text:p>
      <text:p text:style-name="P8"/>
      <text:p text:style-name="P8"><text:tab/>D'ou l'importance de la structure du code HTML que les balises et les sélecteurs de class avec l'attribut class soit bien nommés. </text:p>
      <text:p text:style-name="P8"/>
      <text:p text:style-name="P8"><text:tab/>Avant cela, j'ai déterminé les 3 breakpoints choisis par le clients. Ces breakpoints vont me permettre de définir les media queries relatifs à chaque résolution mobile tablette ou desktop : </text:p>
      <text:list xml:id="list1213610115008442459" text:style-name="L10">
        <text:list-item>
          <text:p text:style-name="P21">pour la version mobile &lt;767px</text:p>
        </text:list-item>
        <text:list-item>
          <text:p text:style-name="P21">entre 768px et 991px pour la version tablette, </text:p>
        </text:list-item>
        <text:list-item>
          <text:p text:style-name="P21">et &gt;992px pour la version desktop. </text:p>
        </text:list-item>
      </text:list>
      <text:p text:style-name="P8"/>
      <text:p text:style-name="P8"><text:tab/>Contrairement à ce qui était recommandé, j'ai préféré commencé par la version mobile que j'ai donc agencé mes éléments à l'aide de FLEXBOX qui est une technique de mise en page. Grâce à la propriété display qui permet de définir le type d'affichage utilisé à laquelle je donne la valeur flex ; j'ai pu aligner agencer et définir l'emplacement et la taille de mes éléments. </text:p>
      <text:p text:style-name="P8"/>
      <text:p text:style-name="P8"><text:tab/>Sans la propriété display:flex mes éléments sont automatiquement mis les uns en dessous des autres et il n'a pas de possibilités d'agencer les éléments les mettre les un à cote des autres. </text:p>
      <text:p text:style-name="P8"/>
      <text:p text:style-name="P8"><text:tab/>Par exemple : </text:p>
      <text:p text:style-name="P8"/>
      <text:list xml:id="list4193315844412765475" text:style-name="L11">
        <text:list-item>
          <text:p text:style-name="P22">Dans la section filtre, j'ai utilisé la propriété display:flex pour agencer mon icône et mon texte. Et grâce à cette propriété mes éléments sont sur une même ligne j'ai confirmé la direction avec la propriéte : flex direction en donnant la valeur row qui signifie (ligne) et j'ai ajouté la propriété align-items : center pour que mes éléments soit collés. </text:p>
        </text:list-item>
      </text:list>
      <text:p text:style-name="P8"/>
      <text:p text:style-name="P8"><text:tab/><text:tab/>Flexbox m'a permis d'englober ces deux éléments dans un même <text:soft-page-break/>conteneur et et j'ai pu mettre mon cercle contenant l'icone devant le texte. </text:p>
      <text:p text:style-name="P8"/>
      <text:list xml:id="list2766585967354991796" text:style-name="L12">
        <text:list-item>
          <text:p text:style-name="P23">Flexbox m'a également été très utile pour faire mes cartes. Les élements à l'interieur de mon conteneur sont en colonne avec la propriétés display:flex et la propriété flex-direction:column. J'ai ensuite géré leur agencement avec la propriétés justify-content qui définit leur espacement. </text:p>
        </text:list-item>
      </text:list>
      <text:p text:style-name="P8"/>
      <text:list xml:id="list2172375248" text:continue-numbering="true" text:style-name="L12">
        <text:list-item>
          <text:p text:style-name="P23">Les parties « Hébergement à Marseille » et <text:s/>« les plus populaires » sont également dans un conteneur une div pour gérer leur positionnement au maximum. Pour la version mobile, J'ai utilisé flexbox avec la propriété display:flex et la propriété flex-direction:column reverse pour que mes élements reste en colonne mais l'emplacement inversé. </text:p>
        </text:list-item>
      </text:list>
      <text:p text:style-name="P8"/>
      <text:p text:style-name="P8"><text:tab/>Pour gérer mon agencement, je travaille directement à partir de mon inspecteur depuis mon navigateur ce qui me permet de voir mon travail évoluer en direct et quand je tombe sur ce que je souhaitais je copie et je colle les propriétés dans mon css. </text:p>
      <text:p text:style-name="P8"/>
      <text:p text:style-name="P8"><text:tab/>Enfin, grâce un HMTL clair, j'ai pu réalisé un css structuré et facilité l'intégration de ma maquette. Flexbox est un outil indispensable pour l'agencement des élements. Une fois que mon projet bouclé j'ai passé mes codes aux validateurs W3C pour m'assurer qu'aucune erreur est susceptible d'empecher l'affichage correcte de ma pag html.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7"/>
      <text:p text:style-name="P7"/>
      <text:p text:style-name="P7"/>
      <text:p text:style-name="P7"/>
      <text:p text:style-name="P7"/>
      <text:p text:style-name="P7"/>
      <text:p text:style-name="P7"/>
      <text:p text:style-name="P7"><text:tab/></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dhy MOUANA</meta:initial-creator>
    <meta:creation-date>2022-01-05T10:29:34</meta:creation-date>
    <dc:date>2022-01-08T14:52:03</dc:date>
    <dc:creator>Dedhy MOUANA</dc:creator>
    <meta:editing-duration>PT4H10M31S</meta:editing-duration>
    <meta:editing-cycles>3</meta:editing-cycles>
    <meta:generator>OpenOffice/4.1.11$Unix OpenOffice.org_project/4111m1$Build-9808</meta:generator>
    <meta:document-statistic meta:table-count="0" meta:image-count="0" meta:object-count="0" meta:page-count="7" meta:paragraph-count="85" meta:word-count="1627" meta:character-count="9568"/>
  </office:meta>
</office:document-meta>
</file>